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011a1" officeooo:paragraph-rsid="001011a1"/>
    </style:style>
    <style:style style:name="P3" style:family="paragraph" style:parent-style-name="Text_20_body">
      <style:text-properties officeooo:rsid="00177bb0" officeooo:paragraph-rsid="00330dae"/>
    </style:style>
    <style:style style:name="P4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5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6" style:family="paragraph" style:parent-style-name="Text_20_body">
      <style:text-properties fo:font-weight="normal" officeooo:rsid="0037c81c" officeooo:paragraph-rsid="00594363" style:font-weight-asian="normal" style:font-weight-complex="normal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9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0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1" style:family="paragraph" style:parent-style-name="Standard">
      <style:text-properties officeooo:rsid="004302ef" officeooo:paragraph-rsid="004302ef"/>
    </style:style>
    <style:style style:name="P12" style:family="paragraph" style:parent-style-name="Table_20_Contents">
      <style:text-properties officeooo:rsid="0037c81c" officeooo:paragraph-rsid="0037c81c"/>
    </style:style>
    <style:style style:name="P13" style:family="paragraph" style:parent-style-name="Table_20_Contents">
      <style:text-properties officeooo:rsid="0037c81c" officeooo:paragraph-rsid="003c3022"/>
    </style:style>
    <style:style style:name="P14" style:family="paragraph" style:parent-style-name="Table_20_Contents">
      <style:text-properties officeooo:rsid="0038911d" officeooo:paragraph-rsid="0038911d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 style:list-style-name="WW8Num2"/>
    <style:style style:name="P18" style:family="paragraph" style:parent-style-name="Standard" style:list-style-name="WW8Num2">
      <style:text-properties fo:font-weight="normal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24d94d" officeooo:paragraph-rsid="005fc46b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268bab" officeooo:paragraph-rsid="0066d774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29ff6f" officeooo:paragraph-rsid="0029ff6f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37c81c" officeooo:paragraph-rsid="0037c81c" style:font-weight-asian="normal" style:font-weight-complex="normal"/>
    </style:style>
    <style:style style:name="P23" style:family="paragraph" style:parent-style-name="Standard" style:list-style-name="L5">
      <style:text-properties fo:font-weight="normal" officeooo:rsid="0052f1df" officeooo:paragraph-rsid="0052f1df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521878" officeooo:paragraph-rsid="00521878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5a86b2" officeooo:paragraph-rsid="005a86b2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5a86b2" officeooo:paragraph-rsid="0060e7d1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6281ba" officeooo:paragraph-rsid="006281ba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638470" officeooo:paragraph-rsid="00638470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66d774" officeooo:paragraph-rsid="0066d774" style:font-weight-asian="normal" style:font-weight-complex="normal"/>
    </style:style>
    <style:style style:name="P30" style:family="paragraph" style:parent-style-name="Standard" style:list-style-name="WW8Num3">
      <style:text-properties officeooo:paragraph-rsid="00122177"/>
    </style:style>
    <style:style style:name="P31" style:family="paragraph" style:parent-style-name="Standard" style:list-style-name="WW8Num3">
      <style:text-properties officeooo:paragraph-rsid="001176ed"/>
    </style:style>
    <style:style style:name="P32" style:family="paragraph" style:parent-style-name="Standard" style:list-style-name="WW8Num3">
      <style:text-properties officeooo:rsid="00122177" officeooo:paragraph-rsid="00122177"/>
    </style:style>
    <style:style style:name="P33" style:family="paragraph" style:parent-style-name="Standard" style:list-style-name="L2">
      <style:text-properties officeooo:paragraph-rsid="0014ad49"/>
    </style:style>
    <style:style style:name="P34" style:family="paragraph" style:parent-style-name="Standard" style:list-style-name="L2">
      <style:text-properties officeooo:rsid="003e9a16" officeooo:paragraph-rsid="003e9a16"/>
    </style:style>
    <style:style style:name="P35" style:family="paragraph" style:parent-style-name="Standard" style:list-style-name="L2">
      <style:text-properties officeooo:rsid="001a4008" officeooo:paragraph-rsid="003e9a16"/>
    </style:style>
    <style:style style:name="P36" style:family="paragraph" style:parent-style-name="Standard" style:list-style-name="L2">
      <style:text-properties officeooo:rsid="001c0015" officeooo:paragraph-rsid="001c0015"/>
    </style:style>
    <style:style style:name="P37" style:family="paragraph" style:parent-style-name="Standard" style:list-style-name="L2">
      <style:text-properties officeooo:rsid="001c0015" officeooo:paragraph-rsid="004ea70a"/>
    </style:style>
    <style:style style:name="P38" style:family="paragraph" style:parent-style-name="Standard" style:list-style-name="L2">
      <style:text-properties officeooo:rsid="00209aed" officeooo:paragraph-rsid="00209aed"/>
    </style:style>
    <style:style style:name="P39" style:family="paragraph" style:parent-style-name="Standard" style:list-style-name="L2">
      <style:text-properties officeooo:rsid="004302ef" officeooo:paragraph-rsid="004302ef"/>
    </style:style>
    <style:style style:name="P40" style:family="paragraph" style:parent-style-name="Standard" style:list-style-name="L3">
      <style:text-properties officeooo:rsid="004302ef" officeooo:paragraph-rsid="004302ef"/>
    </style:style>
    <style:style style:name="P41" style:family="paragraph" style:parent-style-name="Standard" style:list-style-name="L3">
      <style:text-properties officeooo:rsid="004302ef" officeooo:paragraph-rsid="00459a91"/>
    </style:style>
    <style:style style:name="P42" style:family="paragraph" style:parent-style-name="Standard" style:list-style-name="L3">
      <style:text-properties officeooo:rsid="004302ef" officeooo:paragraph-rsid="0044c1b5"/>
    </style:style>
    <style:style style:name="P43" style:family="paragraph" style:parent-style-name="Standard" style:list-style-name="L3">
      <style:text-properties officeooo:rsid="004302ef" officeooo:paragraph-rsid="00471253"/>
    </style:style>
    <style:style style:name="P44" style:family="paragraph" style:parent-style-name="Standard" style:list-style-name="L3">
      <style:text-properties officeooo:rsid="00474863" officeooo:paragraph-rsid="00474863"/>
    </style:style>
    <style:style style:name="P45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46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47" style:family="paragraph" style:parent-style-name="Text_20_body" style:list-style-name="L1">
      <style:text-properties officeooo:rsid="00520377" officeooo:paragraph-rsid="00520377"/>
    </style:style>
    <style:style style:name="P48" style:family="paragraph" style:parent-style-name="Heading_20_1">
      <style:text-properties officeooo:paragraph-rsid="00594363"/>
    </style:style>
    <style:style style:name="P49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bold" officeooo:rsid="0052adb4" style:font-weight-asian="bold" style:font-weight-complex="bold"/>
    </style:style>
    <style:style style:name="T18" style:family="text">
      <style:text-properties fo:font-weight="bold" officeooo:rsid="0057445c" style:font-weight-asian="bold" style:font-weight-complex="bold"/>
    </style:style>
    <style:style style:name="T19" style:family="text">
      <style:text-properties fo:font-weight="bold" officeooo:rsid="0060e7d1" style:font-weight-asian="bold" style:font-weight-complex="bold"/>
    </style:style>
    <style:style style:name="T20" style:family="text">
      <style:text-properties fo:font-weight="bold" officeooo:rsid="0068d232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176ed" style:font-weight-asian="normal" style:font-weight-complex="normal"/>
    </style:style>
    <style:style style:name="T23" style:family="text">
      <style:text-properties fo:font-weight="normal" officeooo:rsid="0014ad49" style:font-weight-asian="normal" style:font-weight-complex="normal"/>
    </style:style>
    <style:style style:name="T24" style:family="text">
      <style:text-properties fo:font-weight="normal" officeooo:rsid="00122177" style:font-weight-asian="normal" style:font-weight-complex="normal"/>
    </style:style>
    <style:style style:name="T25" style:family="text">
      <style:text-properties fo:font-weight="normal" officeooo:rsid="00192732" style:font-weight-asian="normal" style:font-weight-complex="normal"/>
    </style:style>
    <style:style style:name="T26" style:family="text">
      <style:text-properties fo:font-weight="normal" officeooo:rsid="001a82c1" style:font-weight-asian="normal" style:font-weight-complex="normal"/>
    </style:style>
    <style:style style:name="T27" style:family="text">
      <style:text-properties fo:font-weight="normal" officeooo:rsid="001de2dd" style:font-weight-asian="normal" style:font-weight-complex="normal"/>
    </style:style>
    <style:style style:name="T28" style:family="text">
      <style:text-properties fo:font-weight="normal" officeooo:rsid="002297c9" style:font-weight-asian="normal" style:font-weight-complex="normal"/>
    </style:style>
    <style:style style:name="T29" style:family="text">
      <style:text-properties fo:font-weight="normal" officeooo:rsid="0022fe75" style:font-weight-asian="normal" style:font-weight-complex="normal"/>
    </style:style>
    <style:style style:name="T30" style:family="text">
      <style:text-properties fo:font-weight="normal" officeooo:rsid="00268bab" style:font-weight-asian="normal" style:font-weight-complex="normal"/>
    </style:style>
    <style:style style:name="T31" style:family="text">
      <style:text-properties fo:font-weight="normal" officeooo:rsid="00285a01" style:font-weight-asian="normal" style:font-weight-complex="normal"/>
    </style:style>
    <style:style style:name="T32" style:family="text">
      <style:text-properties fo:font-weight="normal" officeooo:rsid="00322aa9" style:font-weight-asian="normal" style:font-weight-complex="normal"/>
    </style:style>
    <style:style style:name="T33" style:family="text">
      <style:text-properties fo:font-weight="normal" officeooo:rsid="00323689" style:font-weight-asian="normal" style:font-weight-complex="normal"/>
    </style:style>
    <style:style style:name="T34" style:family="text">
      <style:text-properties fo:font-weight="normal" officeooo:rsid="003c8362" style:font-weight-asian="normal" style:font-weight-complex="normal"/>
    </style:style>
    <style:style style:name="T35" style:family="text">
      <style:text-properties fo:font-weight="normal" officeooo:rsid="003e9a16" style:font-weight-asian="normal" style:font-weight-complex="normal"/>
    </style:style>
    <style:style style:name="T36" style:family="text">
      <style:text-properties fo:font-weight="normal" officeooo:rsid="0044c1b5" style:font-weight-asian="normal" style:font-weight-complex="normal"/>
    </style:style>
    <style:style style:name="T37" style:family="text">
      <style:text-properties fo:font-weight="normal" officeooo:rsid="004302ef" style:font-weight-asian="normal" style:font-weight-complex="normal"/>
    </style:style>
    <style:style style:name="T38" style:family="text">
      <style:text-properties fo:font-weight="normal" officeooo:rsid="00471253" style:font-weight-asian="normal" style:font-weight-complex="normal"/>
    </style:style>
    <style:style style:name="T39" style:family="text">
      <style:text-properties fo:font-weight="normal" officeooo:rsid="0048cd16" style:font-weight-asian="normal" style:font-weight-complex="normal"/>
    </style:style>
    <style:style style:name="T40" style:family="text">
      <style:text-properties fo:font-weight="normal" officeooo:rsid="004a88a4" style:font-weight-asian="normal" style:font-weight-complex="normal"/>
    </style:style>
    <style:style style:name="T41" style:family="text">
      <style:text-properties fo:font-weight="normal" officeooo:rsid="004beee7" style:font-weight-asian="normal" style:font-weight-complex="normal"/>
    </style:style>
    <style:style style:name="T42" style:family="text">
      <style:text-properties fo:font-weight="normal" officeooo:rsid="004dac6e" style:font-weight-asian="normal" style:font-weight-complex="normal"/>
    </style:style>
    <style:style style:name="T43" style:family="text">
      <style:text-properties fo:font-weight="normal" officeooo:rsid="004ea70a" style:font-weight-asian="normal" style:font-weight-complex="normal"/>
    </style:style>
    <style:style style:name="T44" style:family="text">
      <style:text-properties fo:font-weight="normal" officeooo:rsid="00607f49" style:font-weight-asian="normal" style:font-weight-complex="normal"/>
    </style:style>
    <style:style style:name="T45" style:family="text">
      <style:text-properties officeooo:rsid="001011a1"/>
    </style:style>
    <style:style style:name="T46" style:family="text">
      <style:text-properties officeooo:rsid="00102f77"/>
    </style:style>
    <style:style style:name="T47" style:family="text">
      <style:text-properties officeooo:rsid="0011305f"/>
    </style:style>
    <style:style style:name="T48" style:family="text">
      <style:text-properties officeooo:rsid="001176ed"/>
    </style:style>
    <style:style style:name="T49" style:family="text">
      <style:text-properties officeooo:rsid="0014ad49"/>
    </style:style>
    <style:style style:name="T50" style:family="text">
      <style:text-properties officeooo:rsid="00177bb0"/>
    </style:style>
    <style:style style:name="T51" style:family="text">
      <style:text-properties officeooo:rsid="0022fe75"/>
    </style:style>
    <style:style style:name="T52" style:family="text">
      <style:text-properties officeooo:rsid="00268bab"/>
    </style:style>
    <style:style style:name="T53" style:family="text">
      <style:text-properties officeooo:rsid="00122177"/>
    </style:style>
    <style:style style:name="T54" style:family="text">
      <style:text-properties officeooo:rsid="00285a01"/>
    </style:style>
    <style:style style:name="T55" style:family="text">
      <style:text-properties officeooo:rsid="003bbf33"/>
    </style:style>
    <style:style style:name="T56" style:family="text">
      <style:text-properties officeooo:rsid="003c3022"/>
    </style:style>
    <style:style style:name="T57" style:family="text">
      <style:text-properties officeooo:rsid="0041deb7"/>
    </style:style>
    <style:style style:name="T58" style:family="text">
      <style:text-properties officeooo:rsid="0052adb4"/>
    </style:style>
    <style:style style:name="T59" style:family="text">
      <style:text-properties officeooo:rsid="0052f1df"/>
    </style:style>
    <style:style style:name="T60" style:family="text">
      <style:text-properties officeooo:rsid="0054c610"/>
    </style:style>
    <style:style style:name="T61" style:family="text">
      <style:text-properties officeooo:rsid="0055727f"/>
    </style:style>
    <style:style style:name="T62" style:family="text">
      <style:text-properties officeooo:rsid="005e5762"/>
    </style:style>
    <style:style style:name="T63" style:family="text">
      <style:text-properties officeooo:rsid="0060e7d1"/>
    </style:style>
    <style:style style:name="T64" style:family="text">
      <style:text-properties officeooo:rsid="0068d23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tab/></text:p>
      <text:p text:style-name="P1"/>
      <text:p text:style-name="P1"><text:span text:style-name="T50">Описание IoT сервера Alterozoom под ОС Linux для автономного сбора данных с устройства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Автор: Беспалов Денис (master1312@yandex.ru)</text:p>
      <text:p text:style-name="P7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5"><text:a xlink:type="simple" xlink:href="#__RefHeading___Toc195_159447762" text:style-name="Internet_20_link" text:visited-style-name="Visited_20_Internet_20_Link">Общее описание<text:tab/>3</text:a></text:p>
          <text:p text:style-name="P15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15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15"><text:a xlink:type="simple" xlink:href="#__RefHeading___Toc197_159447762" text:style-name="Internet_20_link" text:visited-style-name="Visited_20_Internet_20_Link">Описание протокола<text:tab/>3</text:a></text:p>
          <text:p text:style-name="P15"><text:a xlink:type="simple" xlink:href="#__RefHeading___Toc633_1510394967" text:style-name="Internet_20_link" text:visited-style-name="Visited_20_Internet_20_Link">Базовые типы сообщений<text:tab/>3</text:a></text:p>
          <text:p text:style-name="P15"><text:a xlink:type="simple" xlink:href="#__RefHeading___Toc652_111683930" text:style-name="Internet_20_link" text:visited-style-name="Visited_20_Internet_20_Link">Команды серверу<text:tab/>4</text:a></text:p>
          <text:p text:style-name="P16"><text:a xlink:type="simple" xlink:href="#__RefHeading___Toc635_1510394967" text:style-name="Internet_20_link" text:visited-style-name="Visited_20_Internet_20_Link">Общее<text:tab/>4</text:a></text:p>
          <text:p text:style-name="P16"><text:a xlink:type="simple" xlink:href="#__RefHeading___Toc637_1510394967" text:style-name="Internet_20_link" text:visited-style-name="Visited_20_Internet_20_Link">Подключение/отключение устройств<text:tab/>4</text:a></text:p>
          <text:p text:style-name="P16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16"><text:a xlink:type="simple" xlink:href="#__RefHeading___Toc641_1510394967" text:style-name="Internet_20_link" text:visited-style-name="Visited_20_Internet_20_Link">Управление сенсорами в базе<text:tab/>5</text:a></text:p>
          <text:p text:style-name="P16"><text:a xlink:type="simple" xlink:href="#__RefHeading___Toc643_1510394967" text:style-name="Internet_20_link" text:visited-style-name="Visited_20_Internet_20_Link">Обработка данных<text:tab/>5</text:a></text:p>
          <text:p text:style-name="P16"><text:a xlink:type="simple" xlink:href="#__RefHeading___Toc645_1510394967" text:style-name="Internet_20_link" text:visited-style-name="Visited_20_Internet_20_Link">Поддерживаемые внешние IoT сервисы<text:tab/>5</text:a></text:p>
          <text:p text:style-name="P15"><text:a xlink:type="simple" xlink:href="#__RefHeading___Toc647_1510394967" text:style-name="Internet_20_link" text:visited-style-name="Visited_20_Internet_20_Link">Обработка данных на языке javascript<text:tab/>6</text:a></text:p>
        </text:index-body>
      </text:table-of-content>
      <text:h text:style-name="P49" text:outline-level="1"/>
      <text:h text:style-name="P50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50">сервер для автономного сбора данных с устройств IoT и управления этими устройствами, а также</text:span> протокол взаимодействия <text:span text:style-name="T45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3">Настройки сервера хранятся в конфигурационном файле /etc/<text:span text:style-name="T46">wliotproxyd</text:span>.ini</text:p>
      <text:p text:style-name="P3">//<text:span text:style-name="T60">TODO структура файла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2">Локальный UNIX-сокет <text:span text:style-name="T46">"</text:span>/<text:span text:style-name="T46">tmp/wliotproxyd"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1057128251149947777" text:style-name="WW8Num2">
        <text:list-item>
          <text:p text:style-name="P17"><text:span text:style-name="T47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57">"</text:span>\n<text:span text:style-name="T57">"</text:span> <text:span text:style-name="T57">в языке С</text:span>).</text:p>
        </text:list-item>
        <text:list-item>
          <text:p text:style-name="P17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57">"</text:span>|<text:span text:style-name="T57">"</text:span>. <text:span text:style-name="T57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18">Сами элементы сообщений не должны содержать символов «\n» и «|».</text:p>
        </text:list-item>
        <text:list-item>
          <text:p text:style-name="P45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3884320570999191249" text:style-name="WW8Num3">
        <text:list-item>
          <text:p text:style-name="P30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32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49">команд.</text:span></text:p>
        </text:list-item>
        <text:list-item>
          <text:p text:style-name="P31">Сообщение синхронизации. Заголовок — <text:span text:style-name="T1">sync</text:span>. Предназначено для уведомления <text:span text:style-name="T47">клиента</text:span> о том, что <text:span text:style-name="T47">сервер</text:span> находится в рабочем состоянии. Используется для безопасного синхронного вызова функций. Аргументы отсутствуют. <text:span text:style-name="T47">Сервер</text:span> по окончании выполнения долж<text:span text:style-name="T48">ен</text:span> вернуть сообщение с заголовком <text:span text:style-name="T1">ok</text:span><text:span text:style-name="T21"> </text:span><text:span text:style-name="T40">или </text:span><text:span text:style-name="T14">err</text:span><text:span text:style-name="T22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565882828045571057" text:style-name="L1">
        <text:list-item>
          <text:p text:style-name="P47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5104615531804648828" text:style-name="L2">
        <text:list-item>
          <text:p text:style-name="P33"><text:span text:style-name="T47">Перечисление всех имеющихся в системе TTY устройств. Заголовок — </text:span><text:span text:style-name="T3">list_tty</text:span><text:span text:style-name="T47">. Аргументы отсутствуют. Список устройств передается на клиент сообщениями </text:span><text:span text:style-name="T2">cmdata</text:span><text:span text:style-name="T24">, </text:span><text:span text:style-name="T23">содержащими следующие аргументы: имя порта, серийный номер, производитель, </text:span><text:span text:style-name="T33">usb vendor id (число), usb product id (число)</text:span><text:span text:style-name="T23">. </text:span><text:span text:style-name="T25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34"><text:span text:style-name="T25">И</text:span><text:span text:style-name="T21">дентификация TTY устройства. Заголовок — </text:span><text:span text:style-name="T1">indentify_tty</text:span><text:span text:style-name="T21">. Аргумент — имя порта</text:span><text:span text:style-name="T26">. В случае успешной идентификации </text:span><text:span text:style-name="T40">клиенту в ответ возвращаются </text:span><text:span text:style-name="T26">идентификатор устройства и имя устройства </text:span><text:span text:style-name="T40">(в ответном </text:span><text:span text:style-name="T14">ok</text:span><text:span text:style-name="T40"> сообщении)</text:span><text:span text:style-name="T26">.</text:span></text:p>
        </text:list-item>
        <text:list-item>
          <text:p text:style-name="P35"><text:span text:style-name="T35">Перечисление идентифицированных устройств</text:span><text:span text:style-name="T26">. Заголовок — </text:span><text:span text:style-name="T10">list_identified</text:span><text:span text:style-name="T26">. Аргумент</text:span><text:span text:style-name="T35">ы отсутствуют</text:span><text:span text:style-name="T26">. </text:span><text:span text:style-name="T35">Н</text:span><text:span text:style-name="T26">а клиент переда</text:span><text:span text:style-name="T42">ю</text:span><text:span text:style-name="T26">тся сообщени</text:span><text:span text:style-name="T42">я</text:span><text:span text:style-name="T26"> </text:span><text:span text:style-name="T4">cmdata</text:span><text:span text:style-name="T26"> с</text:span><text:span text:style-name="T35">о следующими</text:span><text:span text:style-name="T26"> аргументами</text:span><text:span text:style-name="T35">:</text:span><text:span text:style-name="T26"> идентификатор устройства, имя устройства, </text:span><text:span text:style-name="T35">тип соединения (tty, tcp и т. д.), порт или сетевой адрес устройства</text:span><text:span text:style-name="T26">.</text:span></text:p>
        </text:list-item>
        <text:list-item>
          <text:p text:style-name="P36"><text:span text:style-name="T26">П</text:span><text:span text:style-name="T21">еречисление </text:span><text:span text:style-name="T30">датчиков</text:span><text:span text:style-name="T21"> устройства. Заголовок — </text:span><text:span text:style-name="T1">list_sensors</text:span><text:span text:style-name="T21">. Агрумент — идентификатор </text:span><text:span text:style-name="T31">или имя</text:span><text:span text:style-name="T21"> устройства. </text:span><text:span text:style-name="T27">Список портов передается на клиент </text:span><text:span text:style-name="T43">в ответном </text:span><text:span text:style-name="T16">ok</text:span><text:span text:style-name="T43"> сообщении</text:span><text:span text:style-name="T27">, содержащим аргумент — xml описание сенсоров.</text:span></text:p>
        </text:list-item>
        <text:list-item>
          <text:p text:style-name="P37"><text:span text:style-name="T34">Запрос описания интерфейса управления</text:span><text:span text:style-name="T27">. Заголовок — </text:span><text:span text:style-name="T5">list_</text:span><text:span text:style-name="T9">controls</text:span><text:span text:style-name="T27">. Агрумент — идентификатор </text:span><text:span text:style-name="T31">или имя</text:span><text:span text:style-name="T27"> устройства. </text:span><text:span text:style-name="T34">Описание интерфейса управления передается </text:span><text:span text:style-name="T27">на клиент </text:span><text:span text:style-name="T43">в ответном </text:span><text:span text:style-name="T16">ok</text:span><text:span text:style-name="T43"> сообщении</text:span><text:span text:style-name="T27">, содержащим аргумент — xml описание </text:span><text:span text:style-name="T34">интерфейса управления</text:span><text:span text:style-name="T27">.</text:span></text:p>
        </text:list-item>
        <text:list-item>
          <text:p text:style-name="P38"><text:span text:style-name="T21">Отправка команды устройству. Заголовок — </text:span><text:span text:style-name="T1">exec_command</text:span><text:span text:style-name="T21">. Аргументы — идентификатор </text:span><text:span text:style-name="T31">или имя</text:span><text:span text:style-name="T21"> устройства, флаг ожидания сообщения </text:span><text:span text:style-name="T1">sync </text:span><text:span text:style-name="T21">(0 — </text:span><text:span text:style-name="T28">не дожидаться ответа устройства</text:span><text:span text:style-name="T21">, 1 — </text:span><text:span text:style-name="T28">ожидать ответ устройства, использовать сообщение </text:span><text:span text:style-name="T6">sync</text:span><text:span text:style-name="T28">, </text:span><text:span text:style-name="T32">по-умолчанию 1</text:span><text:span text:style-name="T21">), команда, далее аргументы команды. </text:span><text:span text:style-name="T29">В случае ожидания возвращаемого значения на клиент </text:span><text:span text:style-name="T41">в аргументах сообщения </text:span><text:span text:style-name="T15">ok</text:span><text:span text:style-name="T41"> будут переданы аргументы, возвращенные устройством</text:span><text:span text:style-name="T29">.</text:span></text:p>
        </text:list-item>
        <text:list-item>
          <text:p text:style-name="P39"><text:span text:style-name="T21">Управление конфигурацией устройств. Заголовок — </text:span><text:span text:style-name="T1">devices_config</text:span><text:span text:style-name="T21">. Содержит вложенные команды. Управление конфигурацией устройств подробно описано ниже. </text:span><text:span text:style-name="T44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9"/>
      <text:h text:style-name="P51" text:outline-level="2"><text:bookmark-start text:name="__RefHeading___Toc639_1510394967"/>Управление конфигурацией устройств<text:bookmark-end text:name="__RefHeading___Toc639_1510394967"/></text:h>
      <text:p text:style-name="P11"><text:span text:style-name="T21">Управление конфигурацией устройств на сервере производится с помощью сообщения с заголовком </text:span><text:span text:style-name="T1">devices_config</text:span><text:span text:style-name="T21">. Аргументы сообщения содержат вложенную команду и ее собственные аргументы. Пример:</text:span></text:p>
      <text:p text:style-name="P9">"devices_config|get_tty_by_port_name\n"</text:p>
      <text:p text:style-name="P9">Ниже приведено описание доступных команд.</text:p>
      <text:list xml:id="list994128410910981110" text:style-name="L3">
        <text:list-item>
          <text:p text:style-name="P40"><text:span text:style-name="T21">Запрос списка фильтров tty устройств по имени порта. Команда — </text:span><text:span text:style-name="T1">get_tty_by_port_name</text:span><text:span text:style-name="T21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41"><text:soft-page-break/><text:span text:style-name="T21">Установка списка фильтров tty устройств по имени порта. Команда — </text:span><text:span text:style-name="T1">set_tty_by_port_name</text:span><text:span text:style-name="T21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42"><text:span text:style-name="T21">Запрос списка фильтров tty устройств по </text:span><text:span text:style-name="T36">VIP и PID USB устройства (для преобразователей USB-COM)</text:span><text:span text:style-name="T21">. Команда — </text:span><text:span text:style-name="T1">get_tty_by_</text:span><text:span text:style-name="T11">vid_pid</text:span><text:span text:style-name="T21">. Аргументы отсутствуют. Возвращает список фильтров по </text:span><text:span text:style-name="T36">VID и PID USB устройства, разделенных запятой</text:span><text:span text:style-name="T21">. </text:span><text:span text:style-name="T36">Каждый фильтр — пара VID:PID или только VID, все в нижнем регистре.</text:span><text:span text:style-name="T21"> Пример:<text:line-break/>"</text:span><text:span text:style-name="T36">1111:2222,3333,4444:5555</text:span><text:span text:style-name="T21">"</text:span></text:p>
        </text:list-item>
        <text:list-item>
          <text:p text:style-name="P41"><text:span text:style-name="T21">Установка списка фильтров tty устройств по </text:span><text:span text:style-name="T36">VIP и PID USB устройства</text:span><text:span text:style-name="T21">. Команда — </text:span><text:span text:style-name="T1">set_tty_by_</text:span><text:span text:style-name="T12">vid_pid</text:span><text:span text:style-name="T21">. Аргумент — список фильтров фильтров по </text:span><text:span text:style-name="T36">VID и PID USB устройства, разделенных запятой</text:span><text:span text:style-name="T21">.</text:span></text:p>
        </text:list-item>
        <text:list-item>
          <text:p text:style-name="P43"><text:span text:style-name="T21">Запрос списка </text:span><text:span text:style-name="T38">адресов tcp устройств</text:span><text:span text:style-name="T21">. Команда — </text:span><text:span text:style-name="T1">get_</text:span><text:span text:style-name="T13">tcp_by_address</text:span><text:span text:style-name="T21">. Аргументы отсутствуют. Возвращает список </text:span><text:span text:style-name="T38">адресов tcp устройств (IP-адрес или DNS имя хоста)</text:span><text:span text:style-name="T21">, разделенных запятой. Пример:<text:line-break/>"</text:span><text:span text:style-name="T38">192.168.1.1,example.com</text:span><text:span text:style-name="T21">"</text:span></text:p>
        </text:list-item>
        <text:list-item>
          <text:p text:style-name="P43"><text:span text:style-name="T21">Установка списка </text:span><text:span text:style-name="T38">адресов tcp устройств</text:span><text:span text:style-name="T21">. Команда — </text:span><text:span text:style-name="T1">set_t</text:span><text:span text:style-name="T13">cp_by_address</text:span><text:span text:style-name="T21">. Аргумент — список </text:span><text:span text:style-name="T38">адресов tcp устройств (IP-адрес или DNS имя хоста)</text:span><text:span text:style-name="T21">, разделенных запятой.</text:span></text:p>
        </text:list-item>
        <text:list-item>
          <text:p text:style-name="P44"><text:span text:style-name="T21">Включение/выключение автоматического поиска устройств в локальной сети. Команда <text:s text:c="3"/></text:span><text:span text:style-name="T37">— </text:span><text:span text:style-name="T1">set_detect_tcp_devices</text:span><text:span text:style-name="T21">. Аргумент — true|false или 1|0. </text:span><text:span text:style-name="T39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8"/>
      <text:h text:style-name="Heading_20_2" text:outline-level="2"><text:bookmark-start text:name="__RefHeading___Toc641_1510394967"/><text:span text:style-name="T51">У</text:span>правление <text:span text:style-name="T62">хранилищами для данных сенсоров</text:span><text:bookmark-end text:name="__RefHeading___Toc641_1510394967"/></text:h>
      <text:list xml:id="list6679397700748745815" text:style-name="L4">
        <text:list-item>
          <text:p text:style-name="P19">Перечисление <text:span text:style-name="T52">хранилищ</text:span>. Заголовок — <text:span text:style-name="T7">list_storages</text:span><text:span text:style-name="T52">. Аргументы отсутствуют. Список хранилищ передается на клиент сообщениями </text:span><text:span text:style-name="T2">cmdata</text:span><text:span text:style-name="T53">, содержащими следующие аргументы: идентификатор устройства, имя устройства (пустое, если не сохранено), имя датчика, тип хранилища (continuous, auto_sessions, last_n_values,memory), правило преобразования временной метки (dont_touch, add_gt, drop_time).<text:line-break/>//TODO хранить в хранилище все описание датчика (ArpcSensor) и возвращать его</text:span></text:p>
        </text:list-item>
        <text:list-item>
          <text:p text:style-name="P20">Добавление <text:span text:style-name="T54">датчика в базу. Заголовок — </text:span><text:span text:style-name="T8">add_sensor</text:span><text:span text:style-name="T54">. Аргументы: идентификатор или имя устройства, название датчика, тип хранилища (continuous, auto_sessions, last_n_values, last_value_in_memory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1">Удаление сенсора из базы. Заголовок — <text:span text:style-name="T1">remove_sensor</text:span>. <text:s/><text:span text:style-name="T54">Аргументы: идентификатор или имя устройства, название датчика.</text:span></text:p>
        </text:list-item>
        <text:list-item>
          <text:p text:style-name="P22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55">имя или идентификатор устройства, название датчика</text:span>. Далее идут параметры для сервиса в формате ключ:значение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7540380011486351950" text:style-name="L5">
        <text:list-item>
          <text:p text:style-name="P23">Перечисление списка javascript-программ. Заголовок — <text:span text:style-name="T1">list_</text:span><text:span text:style-name="T18">js</text:span>. Возвращает список <text:span text:style-name="T61">javascript-файлов на стороне </text:span><text:s/><text:span text:style-name="T61">сервера.</text:span></text:p>
        </text:list-item>
        <text:list-item>
          <text:p text:style-name="P24"><text:span text:style-name="T58">Остановка, запуск и перезапуск javascript-программы для обработки данных</text:span>. Заголов<text:span text:style-name="T58">ки</text:span> — <text:span text:style-name="T17">start_js</text:span><text:span text:style-name="T58">, </text:span><text:span text:style-name="T17">stop_js</text:span><text:span text:style-name="T58"> и </text:span><text:span text:style-name="T1">restart_js</text:span>. Аргумент — имя файла скрипта (с расширением .js).</text:p>
        </text:list-item>
        <text:list-item>
          <text:p text:style-name="P25">Запрос количества данных в локальном хранилище. Заголовок — <text:span text:style-name="T1">get_samples_count</text:span>. Аргументы — идентификатор устройства и имя датчика, для сессионного хранилища <text:soft-page-break/>дополнительно идентификатор сессии. Возвращается количество отсчетов в хранилище.</text:p>
        </text:list-item>
        <text:list-item>
          <text:p text:style-name="P26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, конечный индекс (начинается с 0). Отсчеты возвращаются в сообщениях <text:span text:style-name="T1">cmdata</text:span>, по одному отсчету на сообщение. <text:span text:style-name="T63">Данные передаются в том же формате, как и в сообщениях от устройства (</text:span><text:span text:style-name="T19">meas</text:span><text:span text:style-name="T63">).</text:span></text:p>
        </text:list-item>
        <text:list-item>
          <text:p text:style-name="P27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28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29">Подписка/<text:span text:style-name="T64">отписка</text:span> на данные от датчика из хранилища. <text:span text:style-name="T64">Заголовки — </text:span><text:span text:style-name="T20">subscribe</text:span><text:span text:style-name="T64">/</text:span><text:span text:style-name="T20">unsubscribe</text:span><text:span text:style-name="T64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20">meas</text:span><text:span text:style-name="T64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2">Название сервиса</text:p>
          </table:table-cell>
          <table:table-cell table:style-name="Таблица1.A1" office:value-type="string">
            <text:p text:style-name="P12">Описание</text:p>
          </table:table-cell>
          <table:table-cell table:style-name="Таблица1.C1" office:value-type="string">
            <text:p text:style-name="P12">Параметры</text:p>
          </table:table-cell>
        </table:table-row>
        <table:table-row>
          <table:table-cell table:style-name="Таблица1.A2" office:value-type="string">
            <text:p text:style-name="P12">iotkit-agent</text:p>
          </table:table-cell>
          <table:table-cell table:style-name="Таблица1.A2" office:value-type="string">
            <text:p text:style-name="P13">Сервис для интернета вещей от Intel (<text:a xlink:type="simple" xlink:href="https://github.com/enableiot/iotkit-agent" text:style-name="Internet_20_link" text:visited-style-name="Visited_20_Internet_20_Link"><text:span text:style-name="T56">https://github.com/enableiot/iotkit-agent</text:span></text:a>)</text:p>
          </table:table-cell>
          <table:table-cell table:style-name="Таблица1.C2" office:value-type="string">
            <text:p text:style-name="P14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0"/>
      <text:h text:style-name="P48" text:outline-level="1"><text:bookmark-start text:name="__RefHeading___Toc647_1510394967"/>Обработка данных на языке javascript<text:bookmark-end text:name="__RefHeading___Toc647_1510394967"/></text:h>
      <text:p text:style-name="P6">//<text:span text:style-name="T59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7-09-25T19:35:03.236245687</dc:date>
    <meta:editing-cycles>194</meta:editing-cycles>
    <meta:editing-duration>P3DT8H51M3S</meta:editing-duration>
    <meta:generator>LibreOffice/4.4.7.2$Linux_x86 LibreOffice_project/40$Build-2</meta:generator>
    <meta:document-statistic meta:table-count="1" meta:image-count="0" meta:object-count="0" meta:page-count="6" meta:paragraph-count="77" meta:word-count="1186" meta:character-count="9876" meta:non-whitespace-character-count="8734"/>
  </office:meta>
</office:document-meta>
</file>